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9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5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4-02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11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8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5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3-02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11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8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5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2-02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11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08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1-04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2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1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11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8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7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20-02-1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12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10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8-0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5-1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9-02-0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11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8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5-1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8-02-2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11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8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5-1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7-02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11-1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8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6-0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6-01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11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8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5-0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5-02-0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11-2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8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4-02-2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11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8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5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3-02-2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11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8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5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2-02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1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10-0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5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1-02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11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8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5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11-0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8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4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2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9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8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7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8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7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6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5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4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3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2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10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9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8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7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6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5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4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3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2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6-01-0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3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30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9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8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7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6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5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4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3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2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20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9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8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7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6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5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4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3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2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10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9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8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7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6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5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4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3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2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2-01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30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9 11:3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1-0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3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3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10-0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3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9-0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3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3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8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3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7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6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3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3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2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5-01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30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9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8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7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6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5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4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3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2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1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20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9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8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7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6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5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4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3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2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1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10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9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8 11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7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6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5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4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3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2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4-0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1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30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9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8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7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6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5 11:3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2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1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3-0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2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2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1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10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9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8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7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6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5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4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3 11:4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2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2-01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31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30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9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8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7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6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5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4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3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2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1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20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9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8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7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6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5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4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3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2 11:0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1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10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9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8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7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6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5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4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3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2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5-01-01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31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30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9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8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7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6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5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4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3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2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1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20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9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8 11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7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6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5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4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3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2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1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10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9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8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7 11:3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4</text:p>
          </table:table-cell>
          <table:table-cell office:value-type="string" calcext:value-type="string">
            <text:p>Onslow Quarry 14</text:p>
          </table:table-cell>
          <table:table-cell office:value-type="string" calcext:value-type="string">
            <text:p>2004-10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36" meta:object-count="0"/>
    <meta:user-defined meta:name="AppVersion">3.0</meta:user-defined>
  </office:meta>
</office:document-meta>
</file>